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2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Arial1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FreeSans1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 – lesson 5" draw:style-name="dp1" draw:master-page-name="Blank" presentation:presentation-page-layout-name="AL1T0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Text Placeholder 2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draw:frame draw:style-name="gr1" draw:layer="layout" svg:width="22.416cm" svg:height="12.4cm" svg:x="1.784cm" svg:y="4.8cm">
          <draw:text-box>
            <text:p text:style-name="P5">Wednesday 13<text:span text:style-name="T3">th</text:span> January 2016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Recap – what we looked at last time</text:span></text:p>
            <text:p text:style-name="P3"><text:span text:style-name="T2"/></text:p>
            <text:p text:style-name="P3"><text:span text:style-name="T4">if (condition) { } else { }</text:span></text:p>
            <text:p text:style-name="P3"><text:span text:style-name="T4">==</text:span><text:span text:style-name="T4"><text:tab/></text:span><text:span text:style-name="T4"><text:tab/></text:span><text:span text:style-name="T4">!=</text:span><text:span text:style-name="T4"><text:tab/></text:span><text:span text:style-name="T4"><text:tab/></text:span><text:span text:style-name="T4">&lt;=</text:span><text:span text:style-name="T4"><text:tab/></text:span><text:span text:style-name="T4"><text:tab/></text:span><text:span text:style-name="T4">&gt;=</text:span><text:span text:style-name="T4"><text:tab/></text:span><text:span text:style-name="T4"><text:tab/></text:span><text:span text:style-name="T4">&lt;</text:span><text:span text:style-name="T4"><text:tab/></text:span><text:span text:style-name="T4"><text:tab/></text:span><text:span text:style-name="T4">&gt;</text:span></text:p>
            <text:p text:style-name="P3"><text:span text:style-name="T4">The Boolean type</text:span></text:p>
            <text:p text:style-name="P3"><text:span text:style-name="T4">AND (&amp;&amp;) and OR (||)</text:span></text:p>
            <text:p text:style-name="P3"><text:span text:style-name="T4">Truth Tables</text:span></text:p>
            <text:p text:style-name="P3"><text:span text:style-name="T4">NOT !</text:span></text:p>
            <text:p text:style-name="P3"><text:span text:style-name="T4">While loops - while (i&lt;10) { doStuff(); }</text:span></text:p>
            <text:p text:style-name="P3"><text:span text:style-name="T4">Infinite loops – while(true) { … }</text:span></text:p>
            <text:p text:style-name="P3"><text:span text:style-name="T4">Nested loops</text:span></text:p>
            <text:p text:style-name="P3"><text:span text:style-name="T4">Break and continue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Loops - do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More Loops - do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This loop has the form :-</text:span></text:p>
            <text:p text:style-name="P3"><text:span text:style-name="T4">do {</text:span></text:p>
            <text:p text:style-name="P3"><text:span text:style-name="T4"><text:tab/></text:span><text:span text:style-name="T4">doSomething();</text:span></text:p>
            <text:p text:style-name="P3"><text:span text:style-name="T4"><text:tab/></text:span><text:span text:style-name="T4">} while (someCondition == true)</text:span></text:p>
            <text:p text:style-name="P3"><text:span text:style-name="T4"/></text:p>
            <text:p text:style-name="P3"><text:span text:style-name="T5">Just like a while() loop, but with the test at the </text:span><text:span text:style-name="T6">end</text:span><text:span text:style-name="T5">.</text:span></text:p>
            <text:p text:style-name="P3"><text:span text:style-name="T5">An important difference – as we saw before, if the condition is false, the while() loop body may never be executed.</text:span></text:p>
            <text:p text:style-name="P3"><text:span text:style-name="T5">In a do() loop, the body will always be executed at least once.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ak and 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Break and 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We looked briefly last time </text:span><text:span text:style-name="T7">break</text:span><text:span text:style-name="T2"> and </text:span><text:span text:style-name="T7">continue</text:span><text:span text:style-name="T2">.</text:span></text:p>
            <text:p text:style-name="P3"><text:span text:style-name="T7">Break </text:span><text:span text:style-name="T5">immediately exits from a loop:-</text:span></text:p>
            <text:p text:style-name="P3"><text:span text:style-name="T4">int i=0;</text:span></text:p>
            <text:p text:style-name="P3"><text:span text:style-name="T4">while(true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break;</text:span></text:p>
            <text:p text:style-name="P3"><text:span text:style-name="T4"><text:tab/></text:span><text:span text:style-name="T4">}</text:span><text:span text:style-name="T4"><text:tab/></text:span></text:p>
            <text:p text:style-name="P3"><text:span text:style-name="T5">This would normally be an infinite loop. <text:s/>But in this example, when i reaches 7 the loop is broken out of.</text:span></text:p>
            <text:p text:style-name="P3"><text:span text:style-name="T5">Break is useful when some condition has occurred that means it makes no sense to carry on looping, often an error of some kin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7">continue </text:span><text:span text:style-name="T5">just abandons the rest of the loop body and goes back to the start:-</text:span></text:p>
            <text:p text:style-name="P3"><text:span text:style-name="T4"/></text:p>
            <text:p text:style-name="P3"><text:span text:style-name="T4">int i=0()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}</text:span></text:p>
            <text:p text:style-name="P3"><text:span text:style-name="T5">What happens above is that when i==7, the following line about further processing isn’t carried out, the loop goes back to the beginning of the body.</text:span></text:p>
            <text:p text:style-name="P3"><text:span text:style-name="T5">It is a useful way to avoid a section of code that isn’t needed, because it doesn’t apply in this case. <text:s/>It avoids the need to put big if .. else clauses inside loops. <text:s/>E.g. :-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voiding this –</text:span></text:p>
            <text:p text:style-name="P3"><text:span text:style-name="T5"/></text:p>
            <text:p text:style-name="P3"><text:span text:style-name="T4">int i=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!= 7) {</text:span></text:p>
            <text:p text:style-name="P3"><text:span text:style-name="T4"><text:tab/></text:span><text:span text:style-name="T4"><text:tab/></text:span><text:span text:style-name="T4">printf(“ further processing in the rest of the </text:span><text:span text:style-name="T4"><text:tab/></text:span><text:span text:style-name="T4">body...\n”);</text:span></text:p>
            <text:p text:style-name="P3"><text:span text:style-name="T4"><text:tab/></text:span><text:span text:style-name="T4"><text:tab/></text:span><text:span text:style-name="T4">}</text:span></text:p>
            <text:p text:style-name="P3"><text:span text:style-name="T4"><text:tab/></text:span><text:span text:style-name="T4">}</text:span></text:p>
            <text:p text:style-name="P3"><text:span text:style-name="T5">Which gets more and more clumsy as more if() clauses are adde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at would happen in this case?</text:span></text:p>
            <text:p text:style-name="P3"><text:span text:style-name="T4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nswer – the loop won’t terminate.</text:span></text:p>
            <text:p text:style-name="P3"><text:span text:style-name="T5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Once i reaches 7, the </text:span><text:span text:style-name="T7">continue</text:span><text:span text:style-name="T5"> statement keeps getting executed, and the </text:span><text:span text:style-name="T7">i=i+1</text:span><text:span text:style-name="T5"> bit is never reached again!</text:span></text:p>
            <text:p text:style-name="P3"><text:span text:style-name="T7">Continue</text:span><text:span text:style-name="T5"> makes more sense in our last kind of loop – the </text:span><text:span text:style-name="T7">for</text:span><text:span text:style-name="T5"> loop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or loo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he for loop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 most complicated-looking loop, but very useful</text:span></text:p>
            <text:p text:style-name="P3"><text:span text:style-name="T4">int i;</text:span></text:p>
            <text:p text:style-name="P3"><text:span text:style-name="T4"/></text:p>
            <text:p text:style-name="P3"><text:span text:style-name="T4">for (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The first part of the header, </text:span><text:span text:style-name="T7">i=0</text:span><text:span text:style-name="T5">, is executed once only. <text:s/>It is the </text:span><text:span text:style-name="T8">initialisation</text:span><text:span text:style-name="T5">.</text:span></text:p>
            <text:p text:style-name="P3"><text:span text:style-name="T5">If the second part, </text:span><text:span text:style-name="T7">i &lt; 10</text:span><text:span text:style-name="T5">, evaluates to true, the loop body gets executed.</text:span></text:p>
            <text:p text:style-name="P3"><text:span text:style-name="T5">Lastly, the third part is executed, </text:span><text:span text:style-name="T4">i = i + 1.</text:span></text:p>
            <text:p text:style-name="P3"><text:span text:style-name="T5">This third part is usually to update the loop counter variable.</text:span></text:p>
            <text:p text:style-name="P3"><text:span text:style-name="T5"/></text:p>
            <text:p text:style-name="P3"><text:span text:style-name="T5">Try it – it should count from 0 to 9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When to use which loop?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ile – if you want to skip the loop body completely if some condition is false</text:span></text:p>
            <text:p text:style-name="P3"><text:span text:style-name="T5">Do – while – if you want the loop body to be executed at least once.</text:span></text:p>
            <text:p text:style-name="P3"><text:span text:style-name="T5">For – if you know exactly how many times you need to repeat the loop. <text:s/>e.g. processing an array or some data of known size.</text:span></text:p>
            <text:p text:style-name="P3"><text:span text:style-name="T5"/></text:p>
            <text:p text:style-name="P3"><text:span text:style-name="T5">While – if you are depending on some external event or condition that you don't know. <text:s/>e.g. if there are still lines is a file, or characters coming from the keyboard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wo useful shortcut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1. Declaring the loop variable in the header.</text:span></text:p>
            <text:p text:style-name="P3"><text:span text:style-name="T2">We can declare the loop counter like this :-</text:span></text:p>
            <text:p text:style-name="P3"><text:span text:style-name="T4"/></text:p>
            <text:p text:style-name="P3"><text:span text:style-name="T4">for (int 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If the variable isn't needed for anything special, or needed again anywhere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wo useful shortcut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2. Increment operators</text:span></text:p>
            <text:p text:style-name="P3"><text:span text:style-name="T2">You will often see this: -</text:span></text:p>
            <text:p text:style-name="P3"><text:span text:style-name="T4"/></text:p>
            <text:p text:style-name="P3"><text:span text:style-name="T4">for (int i = 0; i &lt; 10; i++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The ++ is called a </text:span><text:span text:style-name="T9">post-increment</text:span><text:span text:style-name="T2"> operator. <text:s/>It is a shorthand way of getting the same effect as i = i +1;</text:span></text:p>
            <text:p text:style-name="P3"><text:span text:style-name="T2">Incidentally, it also explains why C++ was named, it is an increment of C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Increment and decremen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s well as ++, there is also a <text:s/>- - operator:</text:span></text:p>
            <text:p text:style-name="P3"><text:span text:style-name="T5"/></text:p>
            <text:p text:style-name="P3"><text:span text:style-name="T10">i++</text:span><text:span text:style-name="T10"><text:tab/></text:span><text:span text:style-name="T10"><text:tab/></text:span><text:span text:style-name="T5">is the same as</text:span><text:span text:style-name="T10"><text:tab/></text:span><text:span text:style-name="T10"><text:tab/></text:span><text:span text:style-name="T10">i = i + 1;</text:span></text:p>
            <text:p text:style-name="P3"><text:span text:style-name="T4">i--</text:span><text:span text:style-name="T10"><text:tab/></text:span><text:span text:style-name="T10"><text:tab/></text:span><text:span text:style-name="T5">is the same as</text:span><text:span text:style-name="T10"><text:tab/></text:span><text:span text:style-name="T10"><text:tab/></text:span><text:span text:style-name="T10">i = i - 1;</text:span></text:p>
            <text:p text:style-name="P3"><text:span text:style-name="T2"/></text:p>
            <text:p text:style-name="P3"><text:span text:style-name="T2">There are other shortcuts in C that we will come across as we need them.</text:span></text:p>
            <text:p text:style-name="P3"><text:span text:style-name="T2"/></text:p>
            <text:p text:style-name="P3"><text:span text:style-name="T2">Talk about </text:span><text:span text:style-name="T9">side effects.</text:span></text:p>
            <text:p text:style-name="P3"><text:span text:style-name="T9">Pre-increment ?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sole input/outpu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e've been using printf() for all of our output. <text:s/>We'll now look at a pair of functions, puts() and gets().</text:span></text:p>
            <text:p text:style-name="P3"><text:span text:style-name="T5">Puts() - put string. <text:s/>Puts a string on the console</text:span></text:p>
            <text:p text:style-name="P3"><text:span text:style-name="T5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uts() - put a string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e've been using printf() for all of our output. <text:s/>We'll now look at a pair of functions, puts() and gets().</text:span></text:p>
            <text:p text:style-name="P3"><text:span text:style-name="T5">Puts() - put string. <text:s/>Puts a string on the console</text:span></text:p>
            <text:p text:style-name="P3"><text:span text:style-name="T5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9">19/09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9">19/09/16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Woodrow</meta:initial-creator>
    <dc:creator>Mark Woodrow</dc:creator>
    <meta:editing-cycles>7</meta:editing-cycles>
    <meta:creation-date>2016-01-07T17:05:09</meta:creation-date>
    <dc:date>2016-09-19T16:53:19.385018467</dc:date>
    <meta:editing-duration>PT3H26M20S</meta:editing-duration>
    <meta:generator>LibreOffice/4.2.8.2$Linux_x86 LibreOffice_project/420m0$Build-2</meta:generator>
    <meta:document-statistic meta:object-count="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